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7751570579046309240"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058354138273673893"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4936955624040262571"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7268497280793100594"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4345418149697289336"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3760216682096452705"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4988118372369870311"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7133134264729647121"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867418662672602519"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8688505245836182399"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4034206580721254401"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5761368529100565388"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5690878577473767851"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7794303775892732813" text:style-name="L14">
        <text:list-item>
          <text:p text:style-name="P29">single target damage effect </text:p>
        </text:list-item>
        <text:list-item>
          <text:p text:style-name="P29">aoe damage effect DONE</text:p>
        </text:list-item>
      </text:list>
      <text:p text:style-name="P8">Fix knockdown/standup on defenders DONE</text:p>
      <text:list xml:id="list1406218831134050834"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2250234216778443833"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6895113392361785570"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902540419545379134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6622923165352375604"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3403610134680314749"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5941637822478448748"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2716112681057452701"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6341240785138937225"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3852623766287342301"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7010636312720117627"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3256774886520690000"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7614686497270890803"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307284285431572047"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3801677271524486097"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3697605158366255362"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7806268507514970714"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1929865439613128442"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4203105838723459681"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5951143997549039989"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6122680910785537373"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6311931610034499975"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1405477377571414326"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352878285362666485"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609523935974141309"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7612717085551359017"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2713555705752200365"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5303479250165077328"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11074121690357200"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5371586975612737239"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3984288883926537299"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8559027427754305180"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4837753681792859104"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1983434643912576682"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1126604971262207505"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5919820915376998698"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9003179247471914328"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2601622188842508035"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1534853014692558664"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1037001770091421688" text:style-name="L54">
        <text:list-item>
          <text:p text:style-name="P69"><text:s/>See notes in design notes document</text:p>
        </text:list-item>
      </text:list>
      <text:p text:style-name="P4">Sprint 39: Rework Necromancer enemy (completed 28/10/19)</text:p>
      <text:list xml:id="list3973868564111180317"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7593530034648122657"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2334562247261312909" text:style-name="L57">
        <text:list-item>
          <text:p text:style-name="P72">item card looks ugly: redesign item card view DONE</text:p>
        </text:list-item>
        <text:list-item>
          <text:p text:style-name="P72">use STS card templates, or find a new card template DONE</text:p>
        </text:list-item>
      </text:list>
      <text:p text:style-name="P8"/>
      <text:list xml:id="list7453705499038729892" text:style-name="L58">
        <text:list-item>
          <text:p text:style-name="P73">find better item sprites DONE</text:p>
        </text:list-item>
      </text:list>
      <text:p text:style-name="P4">Sprint 42: Remove spell info box, implement ability info panels (completed 31/10/19)</text:p>
      <text:list xml:id="list4489100897795745367" text:style-name="L59">
        <text:list-item>
          <text:p text:style-name="P74"><text:soft-page-break/>review scripts from sci fi game</text:p>
        </text:list-item>
      </text:list>
      <text:p text:style-name="P4">Sprint 43: Reward Screen updates + UI view updates (completed 31/10/19)</text:p>
      <text:list xml:id="list7884155103481471020"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5545749978942851999"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553308092653948891"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8898088819995684462"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8160846018046527835"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4053371653627857921"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3285265809682764175"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7858468838815758512"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8195392797279517186"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8999839023740251718"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2211491570010063521"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205775656020110219"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4301825205322090467"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629276091920163410"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6145453661085340800"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4018087639671618961"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4112120315997923855"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7412743592980369447"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4217578634596882650"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1727760759724517279"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6827156668817203743"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3444051386193772697" text:style-name="L81">
        <text:list-item>
          <text:p text:style-name="P96">text logic also edits ability info panel text fields (just for the starting defender abilities) DONE</text:p>
        </text:list-item>
      </text:list>
      <text:p text:style-name="P8">Play Test</text:p>
      <text:list xml:id="list5665306963084467071" text:style-name="L82">
        <text:list-item>
          <text:p text:style-name="P97">Play the game and hunt/squash bugs</text:p>
        </text:list-item>
      </text:list>
      <text:p text:style-name="P8">Controls</text:p>
      <text:list xml:id="list4928245852393922518"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5718285312083320529"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658051324007143857"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299493333588936358"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1746149497788472157"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4288532769603223985"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1186875234955188461"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7509169156125830690"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3161147638061041942"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6398081110850560754"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3162808776269031459"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2753503995262097787"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5122517275719776467"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8491209210504327217"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6710912596249484352"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6493910102175025516"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8051803430048943780"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1183257984689336493"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4726627211075522602"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6281831678175035355"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4374928289770127426"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7662010132171514087"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2740433782506679967"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8323455180552606255"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5457991870668929355"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8075309570730936557"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9048807621414036898"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7772045698165693810"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2725817743611623291"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7482922505020933706"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6348991145358815296"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5818014202278701811"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2018916830220510606"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2739740091448848876"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1229449537683053396"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3551711033624980337"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8869352845747880517"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4926589939582355777"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4088936265044531902"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3564907206886138069"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3308189135251125877"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1597133612394422651"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7176684189773397517"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78599507413717684"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8174637049052632544"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6197275951261122219"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1762430213035112198"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7119568505945900972"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1799039078769752261"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8552572950004898419"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4425578724860014194"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3582591118975183411"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4287191400566044405"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2698324958080215399"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8997540971386484829"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871868528839706942"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3113612988441551503"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4402337982295726680"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4358513658389657125"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2285731939154187917"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6050609778414117962"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2669585763976264786"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5874323901575151344"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3144364168242217627"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8320448846506281001"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1573296339765385371"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2421068229159625692"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7312085496085026925"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6151610531705169179"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1839059481794307374"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2055112341134062852"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600025865253773625"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5095817397299782642"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5268835765566121069"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4785274124566615476"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5031004163834359735"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2764239955208980251"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4795047133823729834"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2255877655686078371"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3514580894853142139"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1554805603818078756"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5783312660734214756"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6210152211569282045"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8967043471849790977"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116125381539902203"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2184082873853374692"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6577690042676682782"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5830690197751120037"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702390077426775665" text:style-name="L171">
        <text:list-item>
          <text:list>
            <text:list-item>
              <text:p text:style-name="P248">stat value texts in character data change colour if positive/negative</text:p>
            </text:list-item>
          </text:list>
        </text:list-item>
      </text:list>
      <text:p text:style-name="P8"/>
      <text:list xml:id="list7251737068491927045"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1057568162285930881"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5776208449479355139" text:style-name="L174">
        <text:list-item>
          <text:p text:style-name="P228">Character Roster</text:p>
          <text:list>
            <text:list-item>
              <text:p text:style-name="P250">character roster button highlights better when moused over DONE</text:p>
            </text:list-item>
          </text:list>
        </text:list-item>
      </text:list>
      <text:list xml:id="list8186394924689578100"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5210318422469731188"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5260974176492763990" text:style-name="L177">
        <text:list-item>
          <text:p text:style-name="P216">Player Prefs</text:p>
        </text:list-item>
      </text:list>
      <text:list xml:id="list7632769926059035839"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1380161251776815338" text:style-name="L179">
        <text:list-item>
          <text:p text:style-name="P218">Save Game /Load Game system</text:p>
        </text:list-item>
      </text:list>
      <text:list xml:id="list7772523003835254083"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6185684060166113902"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7586371052320672429"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6965987960262902007"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4413901097815843639"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5610308" text:continue-list="list5210318422469731188"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7586091799940523753"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1536582021237307988"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4491153742082509545"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7728592036537865748"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2178016046868004231"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2046579241716940429"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7610502102695921204"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7907274605265934075" text:style-name="L192">
        <text:list-item>
          <text:p text:style-name="P235">New Parents and view lists</text:p>
        </text:list-item>
      </text:list>
      <text:p text:style-name="P6">Base Bodies</text:p>
      <text:list xml:id="list35622361"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5076274787276086667" text:style-name="L193">
        <text:list-item>
          <text:p text:style-name="P236">Undead Heads</text:p>
          <text:list>
            <text:list-item>
              <text:p text:style-name="P236">Undead Head 1, etc</text:p>
            </text:list-item>
          </text:list>
        </text:list-item>
      </text:list>
      <text:list xml:id="list8583585305031131101" text:style-name="L194">
        <text:list-item>
          <text:p text:style-name="P237">Orc Heads</text:p>
          <text:list>
            <text:list-item>
              <text:p text:style-name="P237">Orc Head 1, etc</text:p>
            </text:list-item>
          </text:list>
        </text:list-item>
      </text:list>
      <text:list xml:id="list9107538488077121179" text:style-name="L195">
        <text:list-item>
          <text:p text:style-name="P238">Repeated for</text:p>
          <text:list>
            <text:list-item>
              <text:p text:style-name="P238">Chest, Legs, Right arm, right hand, left arm, left hand</text:p>
            </text:list-item>
          </text:list>
        </text:list-item>
      </text:list>
      <text:list xml:id="list5427619479930012852"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2710149766743567802"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615109149482585055"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3674004464657606116"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4955356638357607365"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2351792670983999247" text:style-name="L201">
        <text:list-item>
          <text:p text:style-name="P243">character creation page must be able to save the settings into a characterPresetData object</text:p>
        </text:list-item>
      </text:list>
      <text:p text:style-name="P9"/>
      <text:p text:style-name="P6">Data needed for loading/saving</text:p>
      <text:list xml:id="list1739210857644469789" text:style-name="L202">
        <text:list-item>
          <text:p text:style-name="P244">UCM</text:p>
          <text:list>
            <text:list-item>
              <text:p text:style-name="P244">All body parts and clothing parts</text:p>
            </text:list-item>
          </text:list>
        </text:list-item>
      </text:list>
      <text:list xml:id="list565847991056674180" text:style-name="L203">
        <text:list-item>
          <text:p text:style-name="P245">Race (orc, human, etc)</text:p>
          <text:list>
            <text:list-item>
              <text:p text:style-name="P245">racial abilities/passives/traits</text:p>
            </text:list-item>
          </text:list>
        </text:list-item>
      </text:list>
      <text:list xml:id="list5074823990904762652" text:style-name="L204">
        <text:list-item>
          <text:p text:style-name="P246"><text:soft-page-break/>Combat related</text:p>
        </text:list-item>
      </text:list>
      <text:list xml:id="list35615353" text:continue-list="list565847991056674180"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699714676608859177"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7143280795920150456" text:style-name="L206">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 DONE</text:p>
          <text:list>
            <text:list-item>
              <text:p text:style-name="P257">add race and weapon fields</text:p>
            </text:list-item>
          </text:list>
        </text:list-item>
        <text:list-item>
          <text:p text:style-name="P257">implement logic for building CharacterData in game from character preset data (so player can actually play the game with their custom characters + origin characters) DONE</text:p>
        </text:list-item>
        <text:list-item>
          <text:p text:style-name="P257">Replace weaponSetDataSO with just normal weapons, MH and OH weapon are selected individually</text:p>
          <text:list>
            <text:list-item>
              <text:p text:style-name="P257">update GUI in charMaker screen for this (means we have more dynamic item pairings, more scale-able)</text:p>
            </text:list-item>
          </text:list>
        </text:list-item>
      </text:list>
      <text:list xml:id="list5898140713976294985" text:style-name="L207">
        <text:list-item>
          <text:p text:style-name="P258"><text:soft-page-break/>Implement player can choose abilities and passives outside of presets DONE</text:p>
        </text:list-item>
        <text:list-item>
          <text:p text:style-name="P258">Implement player can choose talents outside of presets DONE</text:p>
        </text:list-item>
      </text:list>
      <text:list xml:id="list5046547672963253325" text:style-name="L208">
        <text:list-item>
          <text:p text:style-name="P259">Design + implement at least 8 origin characters</text:p>
          <text:list>
            <text:list-item>
              <text:p text:style-name="P259">carefully pick ability/passive/talent set ups</text:p>
            </text:list-item>
          </text:list>
        </text:list-item>
      </text:list>
      <text:list xml:id="list1492258075584806206" text:style-name="L209">
        <text:list-item>
          <text:p text:style-name="P260">Design + Implement at least 8 combat presets DONE</text:p>
          <text:list>
            <text:list-item>
              <text:p text:style-name="P260">implement item suit views for each preset</text:p>
            </text:list-item>
          </text:list>
        </text:list-item>
      </text:list>
      <text:list xml:id="list35604937" text:continue-list="list5046547672963253325" text:style-name="L208">
        <text:list-item>
          <text:p text:style-name="P259">Design Implement goblin race with good selection of body parts</text:p>
        </text:list-item>
        <text:list-item>
          <text:p text:style-name="P259">Implement 1 or 2 extra races</text:p>
          <text:list>
            <text:list-item>
              <text:p text:style-name="P259">gnoll, satyr, demon spawn, dragonking, lizard, etc</text:p>
            </text:list-item>
          </text:list>
        </text:list-item>
      </text:list>
      <text:list xml:id="list7120851637287027690" text:style-name="L210">
        <text:list-item>
          <text:p text:style-name="P261">Implement <text:s/>save/load char preset system DONE</text:p>
          <text:list>
            <text:list-item>
              <text:p text:style-name="P261">watch code monkey vids on json, saving to text files, etc</text:p>
            </text:list-item>
            <text:list-item>
              <text:p text:style-name="P261">create way for players to delete their custom characters</text:p>
            </text:list-item>
            <text:list-item>
              <text:p text:style-name="P261">create a way for us (the developer) to clear all player prefs quickly and easily to help testing</text:p>
            </text:list-item>
            <text:list-item>
              <text:p text:style-name="P261">make so saving a character with a name that already exists overwrites the saved character (we dont want 2 saved chars with the same name)</text:p>
              <text:list>
                <text:list-item>
                  <text:p text:style-name="P261">extra: create a pop up window for player saying something like (a char with name already exists, are you sure you want to overwrite this saved character?</text:p>
                </text:list-item>
              </text:list>
            </text:list-item>
          </text:list>
        </text:list-item>
      </text:list>
      <text:list xml:id="list4949065579226809034" text:style-name="L211">
        <text:list-item>
          <text:p text:style-name="P262">Fix all enemy models in combat (body don't appear)</text:p>
          <text:list>
            <text:list-item>
              <text:p text:style-name="P262">make sure enemy <text:s/>info panel model also works</text:p>
            </text:list-item>
            <text:list-item>
              <text:p text:style-name="P262">clean up the UCM prefab once this is fixed (delete unneeded sprites, clean up code, etc)</text:p>
            </text:list-item>
          </text:list>
        </text:list-item>
      </text:list>
      <text:list xml:id="list1012395765585213081" text:style-name="L212">
        <text:list-item>
          <text:p text:style-name="P263">Implement 'items change the appearance of character models</text:p>
          <text:list>
            <text:list-item>
              <text:p text:style-name="P263">make sure each itemdataso has view to link to</text:p>
              <text:list>
                <text:list-item>
                  <text:p text:style-name="P263">if it doesnt exist on the model yet, create it (big job)</text:p>
                </text:list-item>
              </text:list>
            </text:list-item>
          </text:list>
        </text:list-item>
      </text:list>
      <text:p text:style-name="P8"/>
      <text:p text:style-name="P8">- </text:p>
      <text:p text:style-name="P8"/>
      <text:p text:style-name="P8"/>
      <text:list xml:id="list35611721" text:continue-list="list7143280795920150456" text:style-name="L206">
        <text:list-item>
          <text:p text:style-name="P257">how to delete player made presets?</text:p>
        </text:list-item>
        <text:list-item>
          <text:p text:style-name="P257">How to fix masking issues? FIXED</text:p>
          <text:list>
            <text:list-item>
              <text:p text:style-name="P257"><text:soft-page-break/>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list xml:id="list5562423479721873612" text:style-name="L213">
        <text:list-item>
          <text:p text:style-name="P264">need to create new sorting layer bonus values for each sprite part on UCM</text:p>
          <text:list>
            <text:list-item>
              <text:p text:style-name="P264">problem: right arm wear gets masked by head wear mask because it is on the same layer as head/face</text:p>
            </text:list-item>
          </text:list>
        </text:list-item>
      </text:list>
      <text:p text:style-name="P8"/>
      <text:p text:style-name="P8">Sprint 111 finishing criteria</text:p>
      <text:list xml:id="list8281099916176422337" text:style-name="L214">
        <text:list-item>
          <text:p text:style-name="P265">fix all enemies models so they appear correctly DONE</text:p>
        </text:list-item>
        <text:list-item>
          <text:p text:style-name="P265">create at least 8 origin characters</text:p>
        </text:list-item>
        <text:list-item>
          <text:p text:style-name="P265">recreate all combat/ability/passive presets from original DONE</text:p>
          <text:list>
            <text:list-item>
              <text:p text:style-name="P265">changing combat preset also auto sets your clothing</text:p>
            </text:list-item>
          </text:list>
        </text:list-item>
      </text:list>
      <text:list xml:id="list4781518505621837774" text:style-name="L218">
        <text:list-item>
          <text:p text:style-name="P269">changing race does not remove all the clothing</text:p>
        </text:list-item>
      </text:list>
      <text:list xml:id="list35611570" text:continue-list="list8281099916176422337" text:style-name="L214">
        <text:list-item>
          <text:p text:style-name="P265">change weapon selection system: main hand and off hand weapons can be selected individually</text:p>
        </text:list-item>
        <text:list-item>
          <text:p text:style-name="P265">create feature: player can write their characters description DONE</text:p>
        </text:list-item>
        <text:list-item>
          <text:p text:style-name="P265">implement goblin race</text:p>
          <text:list>
            <text:list-item>
              <text:p text:style-name="P265">Implement scaling to work on models</text:p>
            </text:list-item>
            <text:list-item>
              <text:p text:style-name="P265">try create a good distinction between goblins and orcs</text:p>
            </text:list-item>
          </text:list>
        </text:list-item>
      </text:list>
      <text:list xml:id="list9209320484617104611" text:style-name="L217">
        <text:list-item>
          <text:p text:style-name="P268">Implement Satyr race</text:p>
        </text:list-item>
      </text:list>
      <text:list xml:id="list7325895527708439849" text:style-name="L215">
        <text:list-item>
          <text:p text:style-name="P266">make sure every item is linked to UCM element, and works in game to change appearance DONE</text:p>
        </text:list-item>
        <text:list-item>
          <text:p text:style-name="P266">fix team selection screen UI to accommodate changes DONE</text:p>
        </text:list-item>
      </text:list>
      <text:p text:style-name="P8"/>
      <text:p text:style-name="P8">bug and issues to fix</text:p>
      <text:list xml:id="list39202621382485010" text:style-name="L216">
        <text:list-item>
          <text:p text:style-name="P267">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5T15:39:02.90</dc:date>
    <dc:creator>Black Will</dc:creator>
    <meta:editing-duration>P4DT22H59M54S</meta:editing-duration>
    <meta:editing-cycles>62</meta:editing-cycles>
    <meta:generator>OpenOffice/4.1.6$Win32 OpenOffice.org_project/416m1$Build-9790</meta:generator>
    <meta:document-statistic meta:table-count="0" meta:image-count="0" meta:object-count="0" meta:page-count="107" meta:paragraph-count="2679" meta:word-count="20205" meta:character-count="114485"/>
  </office:meta>
</office:document-meta>
</file>